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fill="none" draw:fill-color="#ffffff" fo:min-height="3.0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3.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3.2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none" draw:fill-color="#ffffff" fo:min-height="4.1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none" draw:fill-color="#ffffff" fo:min-height="4.20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1" svg:width="3.176cm" svg:height="3.07cm" svg:x="0.245cm" svg:y="0.303cm"><draw:text-box><text:p><text:span text:style-name="T1">Cabs</text:span></text:p><text:p/><text:p>CabId</text:p><text:p>Rider_name</text:p><text:p>Rider-no</text:p><text:p>capacity</text:p></draw:text-box></draw:frame><draw:frame text:anchor-type="paragraph" draw:z-index="1" draw:name="Shape2" draw:style-name="gr2" draw:text-style-name="P1" svg:width="5.425cm" svg:height="3.41cm" svg:x="4.955cm" svg:y="0.356cm"><draw:text-box><text:p><text:span text:style-name="T1">Employees</text:span></text:p><text:p/><text:p>Employee_Id</text:p><text:p>Fname</text:p><text:p>Lname</text:p><text:p>Phone</text:p><text:p>Email</text:p></draw:text-box></draw:frame><draw:frame text:anchor-type="paragraph" draw:z-index="2" draw:name="Shape3" draw:style-name="gr3" draw:text-style-name="P1" svg:width="4.578cm" svg:height="3.282cm" svg:x="12.548cm" svg:y="0.436cm"><draw:text-box><text:p><text:span text:style-name="T1">Users</text:span></text:p><text:p/><text:p>Username</text:p><text:p>Password</text:p><text:p>Role</text:p></draw:text-box></draw:frame><draw:line text:anchor-type="paragraph" draw:z-index="3" draw:name="Shape4" draw:style-name="gr4" draw:text-style-name="P2" svg:x1="10.379cm" svg:y1="1.891cm" svg:x2="12.549cm" svg:y2="1.891cm"><text:p/></draw:line><draw:frame text:anchor-type="paragraph" draw:z-index="4" draw:name="Shape5" draw:style-name="gr5" draw:text-style-name="P1" svg:width="3.44cm" svg:height="4.155cm" svg:x="0.642cm" svg:y="6.177cm"><draw:text-box><text:p><text:span text:style-name="T1">Routes</text:span></text:p><text:p/><text:p>Cab_id</text:p><text:p>Source</text:p><text:p>Destination</text:p><text:p>Timing</text:p><text:p>Available_seats</text:p></draw:text-box></draw:frame><draw:frame text:anchor-type="paragraph" draw:z-index="5" draw:name="Shape6" draw:style-name="gr6" draw:text-style-name="P1" svg:width="4.737cm" svg:height="4.208cm" svg:x="6.701cm" svg:y="6.045cm"><draw:text-box><text:p><text:span text:style-name="T1">Bookings</text:span></text:p><text:p/><text:p>Emp_id</text:p><text:p>Route_id</text:p><text:p>Date</text:p><text:p>Time</text:p><text:p>Occupancy</text:p><text:p>Status</text:p></draw:text-box></draw:frame><draw:line text:anchor-type="paragraph" draw:z-index="6" draw:name="Shape7" draw:style-name="gr4" draw:text-style-name="P2" svg:x1="2.282cm" svg:y1="3.373cm" svg:x2="2.256cm" svg:y2="6.178cm"><text:p/></draw:line><draw:line text:anchor-type="paragraph" draw:z-index="7" draw:name="Shape8" draw:style-name="gr4" draw:text-style-name="P2" svg:x1="4.24cm" svg:y1="9.166cm" svg:x2="6.542cm" svg:y2="9.14cm"><text:p/></draw:line><draw:line text:anchor-type="paragraph" draw:z-index="8" draw:name="Shape9" draw:style-name="gr4" draw:text-style-name="P2" svg:x1="5.166cm" svg:y1="3.875cm" svg:x2="5.166cm" svg:y2="7.817cm"><text:p/></draw:line><draw:line text:anchor-type="paragraph" draw:z-index="9" draw:name="Shape10" draw:style-name="gr4" draw:text-style-name="P2" svg:x1="5.299cm" svg:y1="7.844cm" svg:x2="6.701cm" svg:y2="7.818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4:11:39.933973151</meta:creation-date>
    <dc:date>2020-05-31T14:19:38.181316961</dc:date>
    <meta:editing-duration>PT7M5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